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lbackHandlerImpl.CallbackHandlerImpl( Credentials credentials , Session session , PrincipalProviderRegistry principalProviderRegistry , String adminId , String anonymous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allbackHandlerImpl.handle( Callback [ ] callback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